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7cm" fo:min-width="1.557cm"/>
    </style:style>
    <style:style style:name="gr2" style:family="graphic" style:parent-style-name="standard">
      <style:graphic-properties draw:textarea-horizontal-align="justify" draw:textarea-vertical-align="middle" draw:auto-grow-height="false" fo:min-height="0.426cm" fo:min-width="1.55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52cm" fo:min-width="1.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1cm" fo:min-width="1.101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0.8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3.23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31cm" fo:min-width="0.822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33cm" fo:min-width="0.8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3.39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27cm" fo:min-width="1.5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2.1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0.9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0.9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5cm" fo:min-width="0.885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1.119cm"/>
      <style:paragraph-properties style:writing-mode="lr-tb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6" style:family="graphic" style:parent-style-name="standard">
      <style:graphic-properties svg:stroke-color="#ff0000" draw:fill-color="#ff4000" draw:textarea-vertical-align="middle"/>
    </style:style>
    <style:style style:name="gr27" style:family="graphic" style:parent-style-name="standard">
      <style:graphic-properties svg:stroke-color="#ff0000" draw:fill-color="#ff4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45cm"/>
    </style:style>
    <style:style style:name="gr30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127622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0000"/>
    </style:style>
    <style:style style:name="P15" style:family="paragraph">
      <loext:graphic-properties draw:fill="none" draw:fill-color="#ffffff"/>
      <style:paragraph-properties style:writing-mode="lr-tb"/>
      <style:text-properties fo:color="#ff0000" style:text-position="-33% 58%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color="#127622"/>
    </style:style>
    <style:style style:name="T9" style:family="text">
      <style:text-properties fo:color="#ff0000"/>
    </style:style>
    <style:style style:name="T10" style:family="text">
      <style:text-properties fo:color="#ff0000" style:text-position="-33% 58%"/>
    </style:style>
    <style:style style:name="T11" style:family="text">
      <style:text-properties fo:color="#ff0000"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57cm" svg:height="0.677cm" svg:x="10.207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057cm" svg:height="0.677cm" svg:x="16.102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2.057cm" svg:height="0.677cm" svg:x="10.207cm" svg:y="9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057cm" svg:height="0.677cm" svg:x="16.225cm" svg:y="9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2.057cm" svg:height="0.676cm" draw:transform="rotate (1.5707963267949) translate (13.974cm 8.9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207cm" svg:y1="5.538cm" svg:x2="8.175cm" svg:y2="6.848cm" draw:start-shape="id1" draw:start-glue-point="3" draw:end-shape="id2" draw:end-glue-point="4" svg:d="M10207 5538h-2032v1310" svg:viewBox="0 0 2033 1311">
          <text:p/>
        </draw:connector>
        <draw:connector draw:style-name="gr3" draw:text-style-name="P1" draw:layer="layout" svg:x1="8.175cm" svg:y1="9.112cm" svg:x2="10.207cm" svg:y2="10.328cm" draw:start-shape="id2" draw:start-glue-point="8" draw:end-shape="id3" draw:end-glue-point="3" svg:d="M8175 9112v1216h2032" svg:viewBox="0 0 2033 1217">
          <text:p/>
        </draw:connector>
        <draw:connector draw:style-name="gr3" draw:text-style-name="P1" draw:layer="layout" draw:line-skew="0.436cm" svg:x1="19.898cm" svg:y1="13.937cm" svg:x2="14.301cm" svg:y2="14.463cm" draw:start-shape="id4" draw:start-glue-point="2" draw:end-shape="id5" draw:end-glue-point="6" svg:d="M19898 13937v1463h-5597v-937" svg:viewBox="0 0 5598 1464">
          <text:p/>
        </draw:connector>
        <draw:connector draw:style-name="gr3" draw:text-style-name="P1" draw:layer="layout" svg:x1="12.264cm" svg:y1="10.328cm" svg:x2="16.225cm" svg:y2="10.328cm" draw:start-shape="id3" draw:start-glue-point="1" draw:end-shape="id6" draw:end-glue-point="3" svg:d="M12264 10328h3961" svg:viewBox="0 0 3962 1">
          <text:p/>
        </draw:connector>
        <draw:connector draw:style-name="gr3" draw:text-style-name="P1" draw:layer="layout" svg:x1="14.312cm" svg:y1="8.904cm" svg:x2="16.225cm" svg:y2="10.328cm" draw:start-shape="id7" draw:start-glue-point="3" draw:end-shape="id6" draw:end-glue-point="3" svg:d="M14312 8904v1424h1913" svg:viewBox="0 0 1914 1425">
          <text:p/>
        </draw:connector>
        <draw:connector draw:style-name="gr3" draw:text-style-name="P1" draw:layer="layout" svg:x1="16.102cm" svg:y1="5.538cm" svg:x2="14.312cm" svg:y2="6.847cm" draw:start-shape="id8" draw:start-glue-point="3" draw:end-shape="id7" draw:end-glue-point="1" svg:d="M16102 5538h-1790v1309" svg:viewBox="0 0 1791 1310">
          <text:p/>
        </draw:connector>
        <draw:custom-shape draw:style-name="gr4" draw:text-style-name="P2" xml:id="id2" draw:id="id2" draw:layer="layout" svg:width="2.262cm" svg:height="2.264cm" svg:x="7.044cm" svg:y="6.8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2.263cm" svg:height="2.263cm" svg:x="18.767cm" svg:y="11.67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9.899cm" svg:y1="13.561cm" svg:x2="19.899cm" svg:y2="12.007cm">
            <text:p/>
          </draw:line>
        </draw:g>
        <draw:frame draw:style-name="gr7" draw:text-style-name="P4" draw:layer="layout" svg:width="1.385cm" svg:height="1.369cm" svg:x="5.8cm" svg:y="7.2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3.736cm" svg:height="1.368cm" svg:x="20.715cm" svg:y="8.4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644cm" svg:height="3.161cm" svg:x="18.56cm" svg:y="6.34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9.879cm" svg:y1="7.261cm" svg:x2="19.879cm" svg:y2="8.815cm">
            <text:p/>
          </draw:line>
        </draw:g>
        <draw:custom-shape draw:style-name="gr11" draw:text-style-name="P6" xml:id="id5" draw:id="id5" draw:layer="layout" svg:width="2.644cm" svg:height="3.16cm" svg:x="12.979cm" svg:y="11.30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3.891cm" svg:height="1.368cm" svg:x="14.724cm" svg:y="13.956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7" draw:layer="layout" svg:x1="12.264cm" svg:y1="10.328cm" svg:x2="14.301cm" svg:y2="11.303cm" draw:start-shape="id3" draw:start-glue-point="1" draw:end-shape="id5" draw:end-glue-point="4" svg:d="M12264 10328h2037v975" svg:viewBox="0 0 2038 976">
          <text:p/>
        </draw:connector>
        <draw:connector draw:style-name="gr3" draw:text-style-name="P7" draw:layer="layout" svg:x1="12.264cm" svg:y1="5.538cm" svg:x2="14.312cm" svg:y2="6.847cm" draw:start-shape="id1" draw:start-glue-point="1" draw:end-shape="id7" draw:end-glue-point="1" svg:d="M12264 5538h2048v1309" svg:viewBox="0 0 2049 1310">
          <text:p/>
        </draw:connector>
        <draw:connector draw:style-name="gr3" draw:text-style-name="P7" draw:layer="layout" svg:x1="18.282cm" svg:y1="10.328cm" svg:x2="19.898cm" svg:y2="11.674cm" draw:start-shape="id6" draw:start-glue-point="1" draw:end-shape="id4" draw:end-glue-point="0" svg:d="M18282 10328h1616v1346" svg:viewBox="0 0 1617 1347">
          <text:p/>
        </draw:connector>
        <draw:connector draw:style-name="gr3" draw:text-style-name="P7" draw:layer="layout" svg:x1="18.159cm" svg:y1="5.538cm" svg:x2="19.882cm" svg:y2="6.343cm" draw:start-shape="id8" draw:start-glue-point="1" draw:end-shape="id9" draw:end-glue-point="0" svg:d="M18159 5538h1723v805" svg:viewBox="0 0 1724 806">
          <text:p/>
        </draw:connector>
        <draw:connector draw:style-name="gr3" draw:text-style-name="P7" draw:layer="layout" svg:x1="19.882cm" svg:y1="9.504cm" svg:x2="19.898cm" svg:y2="11.674cm" draw:start-shape="id9" draw:start-glue-point="2" draw:end-shape="id4" draw:end-glue-point="0" svg:d="M19882 9504v1085h16v1085" svg:viewBox="0 0 17 2171">
          <text:p/>
        </draw:connector>
        <draw:custom-shape draw:style-name="gr13" draw:text-style-name="P1" xml:id="id10" draw:id="id10" draw:layer="layout" svg:width="2.058cm" svg:height="0.677cm" svg:x="10.226cm" svg:y="15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2.057cm" svg:height="0.677cm" draw:transform="rotate (1.5707963267949) translate (7.831cm 13.8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svg:x1="12.284cm" svg:y1="15.385cm" svg:x2="14.301cm" svg:y2="14.463cm" draw:start-shape="id10" draw:start-glue-point="1" draw:end-shape="id5" draw:end-glue-point="6" svg:d="M12284 15385h2017v-922" svg:viewBox="0 0 2018 923">
          <text:p/>
        </draw:connector>
        <draw:connector draw:style-name="gr3" draw:text-style-name="P7" draw:layer="layout" svg:x1="8.169cm" svg:y1="11.76cm" svg:x2="10.207cm" svg:y2="10.328cm" draw:start-shape="id11" draw:start-glue-point="1" draw:end-shape="id3" draw:end-glue-point="3" svg:d="M8169 11760v-1432h2038" svg:viewBox="0 0 2039 1433">
          <text:p/>
        </draw:connector>
        <draw:connector draw:style-name="gr3" draw:text-style-name="P7" draw:layer="layout" svg:x1="8.169cm" svg:y1="13.817cm" svg:x2="10.226cm" svg:y2="15.385cm" draw:start-shape="id11" draw:start-glue-point="3" draw:end-shape="id10" draw:end-glue-point="3" svg:d="M8169 13817v1568h2057" svg:viewBox="0 0 2058 1569">
          <text:p/>
        </draw:connector>
        <draw:frame draw:style-name="gr14" draw:text-style-name="P5" draw:layer="layout" svg:width="2.654cm" svg:height="1.368cm" svg:x="21.084cm" svg:y="13.19cm">
          <draw:text-box>
            <text:p><text:span text:style-name="T3">I</text:span><text:span text:style-name="T4">d</text:span></text:p>
          </draw:text-box>
        </draw:frame>
        <draw:frame draw:style-name="gr15" draw:text-style-name="P8" draw:layer="layout" svg:width="1.428cm" svg:height="1.368cm" svg:x="10.657cm" svg:y="5.877cm">
          <draw:text-box>
            <text:p>R<text:span text:style-name="T7">1</text:span></text:p>
          </draw:text-box>
        </draw:frame>
        <draw:frame draw:style-name="gr16" draw:text-style-name="P8" draw:layer="layout" svg:width="1.427cm" svg:height="1.368cm" svg:x="10.629cm" svg:y="15.703cm">
          <draw:text-box>
            <text:p>R<text:span text:style-name="T7">7</text:span></text:p>
          </draw:text-box>
        </draw:frame>
        <draw:frame draw:style-name="gr16" draw:text-style-name="P8" draw:layer="layout" svg:width="1.427cm" svg:height="1.368cm" svg:x="16.611cm" svg:y="10.667cm">
          <draw:text-box>
            <text:p>R<text:span text:style-name="T7">5</text:span></text:p>
          </draw:text-box>
        </draw:frame>
        <draw:frame draw:style-name="gr17" draw:text-style-name="P8" draw:layer="layout" svg:width="1.428cm" svg:height="1.368cm" svg:x="10.571cm" svg:y="10.667cm">
          <draw:text-box>
            <text:p>R<text:span text:style-name="T7">4</text:span></text:p>
          </draw:text-box>
        </draw:frame>
        <draw:frame draw:style-name="gr16" draw:text-style-name="P8" draw:layer="layout" svg:width="1.427cm" svg:height="1.368cm" svg:x="14.454cm" svg:y="7.373cm">
          <draw:text-box>
            <text:p>R<text:span text:style-name="T7">3</text:span></text:p>
          </draw:text-box>
        </draw:frame>
        <draw:frame draw:style-name="gr16" draw:text-style-name="P8" draw:layer="layout" svg:width="1.427cm" svg:height="1.368cm" svg:x="16.495cm" svg:y="5.877cm">
          <draw:text-box>
            <text:p>R<text:span text:style-name="T7">2</text:span></text:p>
          </draw:text-box>
        </draw:frame>
        <draw:frame draw:style-name="gr16" draw:text-style-name="P8" draw:layer="layout" svg:width="1.427cm" svg:height="1.368cm" svg:x="6.404cm" svg:y="12.06cm">
          <draw:text-box>
            <text:p>R<text:span text:style-name="T7">6</text:span></text:p>
          </draw:text-box>
        </draw:frame>
        <draw:custom-shape draw:style-name="gr18" draw:text-style-name="P7" draw:layer="layout" svg:width="0.287cm" svg:height="0.317cm" svg:x="14.147cm" svg:y="10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88cm" svg:height="0.317cm" svg:x="19.728cm" svg:y="10.1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87cm" svg:height="0.317cm" svg:x="14.148cm" svg:y="15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87cm" svg:height="0.317cm" svg:x="14.148cm" svg:y="5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87cm" svg:height="0.317cm" svg:x="8.007cm" svg:y="10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1.385cm" svg:height="3.115cm" svg:x="12.705cm" svg:y="6.384cm">
          <draw:text-box>
            <text:p>+</text:p>
            <text:p>V<text:span text:style-name="T7">b</text:span></text:p>
            <text:p>-</text:p>
          </draw:text-box>
        </draw:frame>
        <draw:line draw:style-name="gr20" draw:text-style-name="P9" draw:layer="layout" svg:x1="8.961cm" svg:y1="11.76cm" svg:x2="8.961cm" svg:y2="14.078cm">
          <text:p/>
        </draw:line>
        <draw:frame draw:style-name="gr21" draw:text-style-name="P10" draw:layer="layout" svg:width="1.064cm" svg:height="1.369cm" svg:x="8.768cm" svg:y="12.066cm">
          <draw:text-box>
            <text:p><text:span text:style-name="T5">I</text:span><text:span text:style-name="T6">c</text:span></text:p>
          </draw:text-box>
        </draw:frame>
        <draw:custom-shape draw:style-name="gr18" draw:text-style-name="P7" draw:layer="layout" svg:width="0.288cm" svg:height="0.317cm" svg:x="19.7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88cm" svg:height="0.317cm" svg:x="8.01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88cm" svg:height="0.317cm" svg:x="8.012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14.3cm" svg:y1="15.5cm" svg:x2="14.3cm" svg:y2="16cm">
          <text:p/>
        </draw:line>
        <draw:custom-shape draw:style-name="gr18" draw:text-style-name="P7" draw:layer="layout" svg:width="0.5cm" svg:height="0.6cm" draw:transform="rotate (-3.14159265358979) translate (14.55cm 16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2" draw:layer="layout" svg:width="0.8cm" svg:height="0.962cm" svg:x="14.5cm" svg:y="15.438cm">
          <draw:text-box>
            <text:p><text:span text:style-name="T8">0</text:span></text:p>
          </draw:text-box>
        </draw:frame>
        <draw:frame draw:style-name="gr24" draw:text-style-name="P12" draw:layer="layout" svg:width="0.8cm" svg:height="1cm" svg:x="20.1cm" svg:y="9.9cm">
          <draw:text-box>
            <text:p><text:span text:style-name="T8">1</text:span></text:p>
          </draw:text-box>
        </draw:frame>
        <draw:frame draw:style-name="gr25" draw:text-style-name="P12" draw:layer="layout" svg:width="1.2cm" svg:height="1.1cm" svg:x="19.9cm" svg:y="4.547cm">
          <draw:text-box>
            <text:p><text:span text:style-name="T8">2</text:span></text:p>
          </draw:text-box>
        </draw:frame>
        <draw:frame draw:style-name="gr24" draw:text-style-name="P12" draw:layer="layout" svg:width="1.4cm" svg:height="1cm" svg:x="13.9cm" svg:y="4.3cm">
          <draw:text-box>
            <text:p><text:span text:style-name="T8">3</text:span></text:p>
          </draw:text-box>
        </draw:frame>
        <draw:frame draw:style-name="gr23" draw:text-style-name="P12" draw:layer="layout" svg:width="1.1cm" svg:height="0.962cm" svg:x="7.353cm" svg:y="4.505cm">
          <draw:text-box>
            <text:p><text:span text:style-name="T8">4</text:span></text:p>
          </draw:text-box>
        </draw:frame>
        <draw:frame draw:style-name="gr23" draw:text-style-name="P12" draw:layer="layout" svg:width="1.2cm" svg:height="0.962cm" svg:x="7.1cm" svg:y="9.9cm">
          <draw:text-box>
            <text:p><text:span text:style-name="T8">5</text:span></text:p>
          </draw:text-box>
        </draw:frame>
        <draw:frame draw:style-name="gr23" draw:text-style-name="P12" draw:layer="layout" svg:width="0.9cm" svg:height="0.962cm" svg:x="13.3cm" svg:y="9.4cm">
          <draw:text-box>
            <text:p><text:span text:style-name="T8">6</text:span></text:p>
          </draw:text-box>
        </draw:frame>
        <draw:frame draw:style-name="gr25" draw:text-style-name="P12" draw:layer="layout" svg:width="0.9cm" svg:height="1.1cm" svg:x="7.3cm" svg:y="15.5cm">
          <draw:text-box>
            <text:p><text:span text:style-name="T8">7</text:span></text:p>
          </draw:text-box>
        </draw:frame>
        <draw:ellipse draw:style-name="gr26" draw:text-style-name="P13" draw:layer="layout" svg:width="2.4cm" svg:height="2.2cm" draw:transform="rotate (-1.00548418207393) translate (11.303cm 6.816cm)" draw:kind="arc" draw:start-angle="90.38" draw:end-angle="312.63">
          <text:p/>
        </draw:ellipse>
        <draw:custom-shape draw:style-name="gr27" draw:text-style-name="P13" draw:layer="layout" svg:width="0.387cm" svg:height="0.414cm" draw:transform="rotate (-2.57628050886883) translate (12.274cm 7.9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6" draw:text-style-name="P13" draw:layer="layout" svg:width="2.4cm" svg:height="2.2cm" draw:transform="rotate (1.77761784315622) translate (16.045cm 9.504cm)" draw:kind="arc" draw:start-angle="90.38" draw:end-angle="312.63">
          <text:p/>
        </draw:ellipse>
        <draw:custom-shape draw:style-name="gr27" draw:text-style-name="P13" draw:layer="layout" svg:width="0.387cm" svg:height="0.414cm" draw:transform="rotate (0.805643982720583) translate (17.213cm 7.16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6" draw:text-style-name="P13" draw:layer="layout" svg:width="2.4cm" svg:height="2.2cm" svg:x="9.733cm" svg:y="11.9cm" draw:kind="arc" draw:start-angle="90.38" draw:end-angle="312.63">
          <text:p/>
        </draw:ellipse>
        <draw:custom-shape draw:style-name="gr27" draw:text-style-name="P13" draw:layer="layout" svg:width="0.387cm" svg:height="0.414cm" draw:transform="rotate (-0.891339648993504) translate (11.755cm 13.5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6" draw:text-style-name="P13" draw:layer="layout" svg:width="2.4cm" svg:height="2.2cm" draw:transform="rotate (-0.136484747505956) translate (15.959cm 11.613cm)" draw:kind="arc" draw:start-angle="90.38" draw:end-angle="312.63">
          <text:p/>
        </draw:ellipse>
        <draw:custom-shape draw:style-name="gr27" draw:text-style-name="P13" draw:layer="layout" svg:width="0.387cm" svg:height="0.414cm" draw:transform="rotate (-1.5706217938697) translate (17.56cm 11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4" draw:layer="layout" svg:width="1.2cm" svg:height="2.1cm" svg:x="10.5cm" svg:y="7.8cm">
          <draw:text-box>
            <text:p><text:span text:style-name="T9">I’</text:span><text:span text:style-name="T10">A</text:span></text:p>
          </draw:text-box>
        </draw:frame>
        <draw:frame draw:style-name="gr29" draw:text-style-name="P8" draw:layer="layout" svg:width="0.8cm" svg:height="1.7cm" svg:x="7.3cm" svg:y="1.2cm">
          <draw:text-box>
            <text:p/>
          </draw:text-box>
        </draw:frame>
        <draw:frame draw:style-name="gr30" draw:text-style-name="P14" draw:layer="layout" svg:width="1.5cm" svg:height="1.5cm" svg:x="16.6cm" svg:y="7.6cm">
          <draw:text-box>
            <text:p><text:span text:style-name="T9">I’</text:span><text:span text:style-name="T10">B</text:span></text:p>
          </draw:text-box>
        </draw:frame>
        <draw:frame draw:style-name="gr31" draw:text-style-name="P14" draw:layer="layout" svg:width="2.3cm" svg:height="1.7cm" svg:x="10.3cm" svg:y="12.5cm">
          <draw:text-box>
            <text:p><text:span text:style-name="T9">I’</text:span><text:span text:style-name="T10">C</text:span></text:p>
          </draw:text-box>
        </draw:frame>
        <draw:frame draw:style-name="gr32" draw:text-style-name="P15" draw:layer="layout" svg:width="2.1cm" svg:height="1.4cm" svg:x="16.4cm" svg:y="12.3cm">
          <draw:text-box>
            <text:p><text:span text:style-name="T11">I’</text:span><text:span text:style-name="T10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1:15:15.315379379</meta:creation-date>
    <dc:date>2021-03-21T16:23:34.142897959</dc:date>
    <meta:editing-duration>PT13M44S</meta:editing-duration>
    <meta:editing-cycles>3</meta:editing-cycles>
    <meta:generator>LibreOffice/6.4.6.2$Linux_X86_64 LibreOffice_project/40$Build-2</meta:generator>
    <meta:document-statistic meta:object-count="74"/>
  </office:meta>
</office:document-meta>
</file>